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Preformatted_20_Text">
      <style:paragraph-properties fo:margin-top="0cm" fo:margin-bottom="0.499cm" loext:contextual-spacing="false"/>
    </style:style>
    <style:style style:name="P10" style:family="paragraph" style:parent-style-name="Heading_20_1">
      <style:text-properties fo:color="#800000"/>
    </style:style>
    <style:style style:name="T1" style:family="text">
      <style:text-properties fo:font-weight="bold"/>
    </style:style>
    <style:style style:name="T2" style:family="text">
      <style:text-properties fo:color="#006400"/>
    </style:style>
    <style:style style:name="T3" style:family="text">
      <style:text-properties fo:color="#0000f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Clang - Features and Goals</text:h>
      <text:p text:style-name="Text_20_body">This page describes the <text:a xlink:type="simple" xlink:href="http://clang.llvm.org/index.html#goals" text:style-name="Internet_20_link" text:visited-style-name="Visited_20_Internet_20_Link">features and goals</text:a> of Clang in more detail and gives a more broad explanation about what we mean. These features are: </text:p>
      <text:p text:style-name="Text_20_body">End-User Features:</text:p>
      <text:list xml:id="list7563265398219593350" text:style-name="L1">
        <text:list-item>
          <text:p text:style-name="P5"><text:a xlink:type="simple" xlink:href="http://clang.llvm.org/features.html#performance" text:style-name="Internet_20_link" text:visited-style-name="Visited_20_Internet_20_Link">Fast compiles and low memory use</text:a> </text:p>
        </text:list-item>
        <text:list-item>
          <text:p text:style-name="P5"><text:a xlink:type="simple" xlink:href="http://clang.llvm.org/features.html#expressivediags" text:style-name="Internet_20_link" text:visited-style-name="Visited_20_Internet_20_Link">Expressive diagnostics</text:a> </text:p>
        </text:list-item>
        <text:list-item>
          <text:p text:style-name="P1"><text:a xlink:type="simple" xlink:href="http://clang.llvm.org/features.html#gcccompat" text:style-name="Internet_20_link" text:visited-style-name="Visited_20_Internet_20_Link">GCC compatibility</text:a> </text:p>
        </text:list-item>
      </text:list>
      <text:p text:style-name="Text_20_body">Utility and Applications:</text:p>
      <text:list xml:id="list4561120601819490541" text:style-name="L2">
        <text:list-item>
          <text:p text:style-name="P6"><text:a xlink:type="simple" xlink:href="http://clang.llvm.org/features.html#libraryarch" text:style-name="Internet_20_link" text:visited-style-name="Visited_20_Internet_20_Link">Library based architecture</text:a> </text:p>
        </text:list-item>
        <text:list-item>
          <text:p text:style-name="P6"><text:a xlink:type="simple" xlink:href="http://clang.llvm.org/features.html#diverseclients" text:style-name="Internet_20_link" text:visited-style-name="Visited_20_Internet_20_Link">Support diverse clients</text:a> </text:p>
        </text:list-item>
        <text:list-item>
          <text:p text:style-name="P6"><text:a xlink:type="simple" xlink:href="http://clang.llvm.org/features.html#ideintegration" text:style-name="Internet_20_link" text:visited-style-name="Visited_20_Internet_20_Link">Integration with IDEs</text:a> </text:p>
        </text:list-item>
        <text:list-item>
          <text:p text:style-name="P2"><text:a xlink:type="simple" xlink:href="http://clang.llvm.org/features.html#license" text:style-name="Internet_20_link" text:visited-style-name="Visited_20_Internet_20_Link">Use the LLVM 'BSD' License</text:a> </text:p>
        </text:list-item>
      </text:list>
      <text:p text:style-name="Text_20_body">Internal Design and Implementation:</text:p>
      <text:list xml:id="list6795070630577316299" text:style-name="L3">
        <text:list-item>
          <text:p text:style-name="P7"><text:a xlink:type="simple" xlink:href="http://clang.llvm.org/features.html#real" text:style-name="Internet_20_link" text:visited-style-name="Visited_20_Internet_20_Link">A real-world, production quality compiler</text:a> </text:p>
        </text:list-item>
        <text:list-item>
          <text:p text:style-name="P7"><text:a xlink:type="simple" xlink:href="http://clang.llvm.org/features.html#simplecode" text:style-name="Internet_20_link" text:visited-style-name="Visited_20_Internet_20_Link">A simple and hackable code base</text:a> </text:p>
        </text:list-item>
        <text:list-item>
          <text:p text:style-name="P7"><text:a xlink:type="simple" xlink:href="http://clang.llvm.org/features.html#unifiedparser" text:style-name="Internet_20_link" text:visited-style-name="Visited_20_Internet_20_Link">A single unified parser for C, Objective C, C++, and Objective C++</text:a> </text:p>
        </text:list-item>
        <text:list-item>
          <text:p text:style-name="P3"><text:a xlink:type="simple" xlink:href="http://clang.llvm.org/features.html#conformance" text:style-name="Internet_20_link" text:visited-style-name="Visited_20_Internet_20_Link">Conformance with C/C++/ObjC and their variants</text:a> </text:p>
        </text:list-item>
      </text:list>
      <text:h text:style-name="Heading_20_2" text:outline-level="2"><text:bookmark text:name="enduser"/>End-User Features</text:h>
      <text:h text:style-name="Heading_20_3" text:outline-level="3"><text:bookmark text:name="performance"/>Fast compiles and Low Memory Use</text:h>
      <text:p text:style-name="Text_20_body">A major focus of our work on clang is to make it fast, light and scalable. The library-based architecture of clang makes it straight-forward to time and profile the cost of each layer of the stack, and the driver has a number of options for performance analysis. Many detailed benchmarks can be found online.</text:p>
      <text:p text:style-name="Text_20_body">Compile time performance is important, but when using clang as an API, often memory use is even moreso: the less memory the code takes the more code you can fit into memory at a time (useful for whole program analysis tools, for example).</text:p>
      <text:p text:style-name="Text_20_body">In addition to being efficient when pitted head-to-head against GCC in batch mode, clang is built with a <text:a xlink:type="simple" xlink:href="http://clang.llvm.org/features.html#libraryarch" text:style-name="Internet_20_link" text:visited-style-name="Visited_20_Internet_20_Link">library based architecture</text:a> that makes it relatively easy to adapt it and build new tools with it. This means that it is often possible to apply out-of-the-box thinking and novel techniques to improve compilation in various ways.</text:p>
      <text:h text:style-name="Heading_20_3" text:outline-level="3"><text:bookmark text:name="expressivediags"/>Expressive Diagnostics</text:h>
      <text:p text:style-name="Text_20_body">In addition to being fast and functional, we aim to make Clang extremely user friendly. As far as a command-line compiler goes, this basically boils down to making the diagnostics (error and warning messages) generated by the compiler be as useful as possible. There are several ways that <text:soft-page-break/>we do this, but the most important are pinpointing exactly what is wrong in the program, highlighting related information so that it is easy to understand at a glance, and making the wording as clear as possible.</text:p>
      <text:p text:style-name="Text_20_body">Here is one simple example that illustrates the difference between a typical GCC and Clang diagnostic:</text:p>
      <text:p text:style-name="Preformatted_20_Text"><text:s text:c="2"/>$ <text:span text:style-name="T1">gcc-4.2 -fsyntax-only t.c</text:span></text:p>
      <text:p text:style-name="Preformatted_20_Text"><text:s text:c="2"/>t.c:7: error: invalid operands to binary + (have 'int' and 'struct A')</text:p>
      <text:p text:style-name="Preformatted_20_Text"><text:s text:c="2"/>$ <text:span text:style-name="T1">clang -fsyntax-only t.c</text:span></text:p>
      <text:p text:style-name="Preformatted_20_Text"><text:s text:c="2"/>t.c:7:39: error: invalid operands to binary expression ('int' and 'struct A')</text:p>
      <text:p text:style-name="Preformatted_20_Text"><text:s text:c="2"/><text:span text:style-name="T2"><text:s text:c="2"/>return y + func(y ? ((SomeA.X + 40) + SomeA) / 42 + SomeA.X : SomeA.X);</text:span></text:p>
      <text:p text:style-name="P9"><text:s text:c="2"/><text:span text:style-name="T3"><text:s text:c="23"/>~~~~~~~~~~~~~~ ^ ~~~~~</text:span></text:p>
      <text:p text:style-name="Text_20_body">Here you can see that you don't even need to see the original source code to understand what is wrong based on the Clang error: Because Clang prints a caret, you know exactly <text:span text:style-name="Emphasis">which</text:span> plus it is complaining about. The range information highlights the left and right side of the plus which makes it immediately obvious what the compiler is talking about, which is very useful for cases involving precedence issues and many other situations.</text:p>
      <text:p text:style-name="Text_20_body">Clang diagnostics are very polished and have many features. For more information and examples, please see the <text:a xlink:type="simple" xlink:href="http://clang.llvm.org/diagnostics.html" text:style-name="Internet_20_link" text:visited-style-name="Visited_20_Internet_20_Link">Expressive Diagnostics</text:a> page.</text:p>
      <text:h text:style-name="Heading_20_3" text:outline-level="3"><text:bookmark text:name="gcccompat"/>GCC Compatibility</text:h>
      <text:p text:style-name="Text_20_body">GCC is currently the defacto-standard open source compiler today, and it routinely compiles a huge volume of code. GCC supports a huge number of extensions and features (many of which are undocumented) and a lot of code and header files depend on these features in order to build.</text:p>
      <text:p text:style-name="Text_20_body">While it would be nice to be able to ignore these extensions and focus on implementing the language standards to the letter, pragmatics force us to support the GCC extensions that see the most use. Many users just want their code to compile, they don't care to argue about whether it is pedantically C99 or not.</text:p>
      <text:p text:style-name="Text_20_body">As mentioned above, all extensions are explicitly recognized as such and marked with extension diagnostics, which can be mapped to warnings, errors, or just ignored. </text:p>
      <text:h text:style-name="Heading_20_2" text:outline-level="2"><text:bookmark text:name="applications"/>Utility and Applications</text:h>
      <text:h text:style-name="Heading_20_3" text:outline-level="3"><text:bookmark text:name="libraryarch"/>Library Based Architecture</text:h>
      <text:p text:style-name="Text_20_body">A major design concept for clang is its use of a library-based architecture. In this design, various parts of the front-end can be cleanly divided into separate libraries which can then be mixed up for different needs and uses. In addition, the library-based approach encourages good interfaces and makes it easier for new developers to get involved (because they only need to understand small pieces of the big picture).</text:p>
      <text:p text:style-name="Quotations">"The world needs better compiler tools, tools which are built as libraries. This design point allows reuse of the tools in new and novel ways. However, building the tools as libraries isn't enough: they must have clean APIs, be as decoupled from each other as <text:soft-page-break/>possible, and be easy to modify/extend. This requires clean layering, decent design, and keeping the libraries independent of any specific client."</text:p>
      <text:p text:style-name="Text_20_body">Currently, clang is divided into the following libraries and tool: </text:p>
      <text:list xml:id="list3638085171170327756" text:style-name="L4">
        <text:list-item>
          <text:p text:style-name="P8"><text:span text:style-name="T1">libsupport</text:span> - Basic support library, from LLVM. </text:p>
        </text:list-item>
        <text:list-item>
          <text:p text:style-name="P8"><text:span text:style-name="T1">libsystem</text:span> - System abstraction library, from LLVM. </text:p>
        </text:list-item>
        <text:list-item>
          <text:p text:style-name="P8"><text:span text:style-name="T1">libbasic</text:span> - Diagnostics, SourceLocations, SourceBuffer abstraction, file system caching for input source files. </text:p>
        </text:list-item>
        <text:list-item>
          <text:p text:style-name="P8"><text:span text:style-name="T1">libast</text:span> - Provides classes to represent the C AST, the C type system, builtin functions, and various helpers for analyzing and manipulating the AST (visitors, pretty printers, etc). </text:p>
        </text:list-item>
        <text:list-item>
          <text:p text:style-name="P8"><text:span text:style-name="T1">liblex</text:span> - Lexing and preprocessing, identifier hash table, pragma handling, tokens, and macro expansion. </text:p>
        </text:list-item>
        <text:list-item>
          <text:p text:style-name="P8"><text:span text:style-name="T1">libparse</text:span> - Parsing. This library invokes coarse-grained 'Actions' provided by the client (e.g. libsema builds ASTs) but knows nothing about ASTs or other client-specific data structures. </text:p>
        </text:list-item>
        <text:list-item>
          <text:p text:style-name="P8"><text:span text:style-name="T1">libsema</text:span> - Semantic Analysis. This provides a set of parser actions to build a standardized AST for programs. </text:p>
        </text:list-item>
        <text:list-item>
          <text:p text:style-name="P8"><text:span text:style-name="T1">libcodegen</text:span> - Lower the AST to LLVM IR for optimization &amp; code generation. </text:p>
        </text:list-item>
        <text:list-item>
          <text:p text:style-name="P8"><text:span text:style-name="T1">librewrite</text:span> - Editing of text buffers (important for code rewriting transformation, like refactoring). </text:p>
        </text:list-item>
        <text:list-item>
          <text:p text:style-name="P8"><text:span text:style-name="T1">libanalysis</text:span> - Static analysis support. </text:p>
        </text:list-item>
        <text:list-item>
          <text:p text:style-name="P4"><text:span text:style-name="T1">clang</text:span> - A driver program, client of the libraries at various levels. </text:p>
        </text:list-item>
      </text:list>
      <text:p text:style-name="Text_20_body">As an example of the power of this library based design.... If you wanted to build a preprocessor, you would take the Basic and Lexer libraries. If you want an indexer, you would take the previous two and add the Parser library and some actions for indexing. If you want a refactoring, static analysis, or source-to-source compiler tool, you would then add the AST building and semantic analyzer libraries.</text:p>
      <text:p text:style-name="Text_20_body">For more information about the low-level implementation details of the various clang libraries, please see the <text:a xlink:type="simple" xlink:href="http://clang.llvm.org/docs/InternalsManual.html" text:style-name="Internet_20_link" text:visited-style-name="Visited_20_Internet_20_Link">clang Internals Manual</text:a>.</text:p>
      <text:h text:style-name="Heading_20_3" text:outline-level="3"><text:bookmark text:name="diverseclients"/>Support Diverse Clients</text:h>
      <text:p text:style-name="Text_20_body">Clang is designed and built with many grand plans for how we can use it. The driving force is the fact that we use C and C++ daily, and have to suffer due to a lack of good tools available for it. We believe that the C and C++ tools ecosystem has been significantly limited by how difficult it is to parse and represent the source code for these languages, and we aim to rectify this problem in clang.</text:p>
      <text:p text:style-name="Text_20_body">The problem with this goal is that different clients have very different requirements. Consider code generation, for example: a simple front-end that parses for code generation must analyze the code for validity and emit code in some intermediate form to pass off to a optimizer or backend. Because validity analysis and code generation can largely be done on the fly, there is not hard requirement that the front-end actually build up a full AST for all the expressions and statements in the code. TCC and GCC are examples of compilers that either build no real AST (in the former case) or build a stripped down and simplified AST (in the later case) because they focus primarily on codegen.</text:p>
      <text:p text:style-name="Text_20_body"><text:soft-page-break/>On the opposite side of the spectrum, some clients (like refactoring) want highly detailed information about the original source code and want a complete AST to describe it with. Refactoring wants to have information about macro expansions, the location of every paren expression '(((x)))' vs 'x', full position information, and much more. Further, refactoring wants to look <text:span text:style-name="Emphasis">across the whole program</text:span> to ensure that it is making transformations that are safe. Making this efficient and getting this right requires a significant amount of engineering and algorithmic work that simply are unnecessary for a simple static compiler.</text:p>
      <text:p text:style-name="Text_20_body">The beauty of the clang approach is that it does not restrict how you use it. In particular, it is possible to use the clang preprocessor and parser to build an extremely quick and light-weight on-the-fly code generator (similar to TCC) that does not build an AST at all. As an intermediate step, clang supports using the current AST generation and semantic analysis code and having a code generation client free the AST for each function after code generation. Finally, clang provides support for building and retaining fully-fledged ASTs, and even supports writing them out to disk.</text:p>
      <text:p text:style-name="Text_20_body">Designing the libraries with clean and simple APIs allows these high-level policy decisions to be determined in the client, instead of forcing "one true way" in the implementation of any of these libraries. Getting this right is hard, and we don't always get it right the first time, but we fix any problems when we realize we made a mistake.</text:p>
      <text:h text:style-name="Heading_20_3" text:outline-level="3"><text:bookmark text:name="ideintegration"/>Integration with IDEs</text:h>
      <text:p text:style-name="Text_20_body">We believe that Integrated Development Environments (IDE's) are a great way to pull together various pieces of the development puzzle, and aim to make clang work well in such an environment. The chief advantage of an IDE is that they typically have visibility across your entire project and are long-lived processes, whereas stand-alone compiler tools are typically invoked on each individual file in the project, and thus have limited scope.</text:p>
      <text:p text:style-name="Text_20_body">There are many implications of this difference, but a significant one has to do with efficiency and caching: sharing an address space across different files in a project, means that you can use intelligent caching and other techniques to dramatically reduce analysis/compilation time.</text:p>
      <text:p text:style-name="Text_20_body">A further difference between IDEs and batch compiler is that they often impose very different requirements on the front-end: they depend on high performance in order to provide a "snappy" experience, and thus really want techniques like "incremental compilation", "fuzzy parsing", etc. Finally, IDEs often have very different requirements than code generation, often requiring information that a codegen-only frontend can throw away. Clang is specifically designed and built to capture this information. </text:p>
      <text:h text:style-name="Heading_20_3" text:outline-level="3"><text:bookmark text:name="license"/>Use the LLVM 'BSD' License</text:h>
      <text:p text:style-name="Text_20_body">We actively intend for clang (and LLVM as a whole) to be used for commercial projects, not only as a stand-alone compiler but also as a library embedded inside a proprietary application. The BSD license is the simplest way to allow this. We feel that the license encourages contributors to pick up the source and work with it, and believe that those individuals and organizations will contribute back their work if they do not want to have to maintain a fork forever (which is time consuming and expensive when merges are involved). Further, nobody makes money on compilers these days, but <text:soft-page-break/>many people need them to get bigger goals accomplished: it makes sense for everyone to work together.</text:p>
      <text:p text:style-name="Text_20_body">For more information about the LLVM/clang license, please see the <text:a xlink:type="simple" xlink:href="http://llvm.org/docs/DeveloperPolicy.html#license" text:style-name="Internet_20_link" text:visited-style-name="Visited_20_Internet_20_Link">LLVM License Description</text:a> for more information.</text:p>
      <text:h text:style-name="Heading_20_2" text:outline-level="2"><text:bookmark text:name="design"/>Internal Design and Implementation</text:h>
      <text:h text:style-name="Heading_20_3" text:outline-level="3"><text:bookmark text:name="real"/>A real-world, production quality compiler</text:h>
      <text:p text:style-name="Text_20_body">Clang is designed and built by experienced compiler developers who are increasingly frustrated with the problems that <text:a xlink:type="simple" xlink:href="http://clang.llvm.org/comparison.html" text:style-name="Internet_20_link" text:visited-style-name="Visited_20_Internet_20_Link">existing open source compilers</text:a> have. Clang is carefully and thoughtfully designed and built to provide the foundation of a whole new generation of C/C++/Objective C development tools, and we intend for it to be production quality.</text:p>
      <text:p text:style-name="Text_20_body">Being a production quality compiler means many things: it means being high performance, being solid and (relatively) bug free, and it means eventually being used and depended on by a broad range of people. While we are still in the early development stages, we strongly believe that this will become a reality.</text:p>
      <text:h text:style-name="Heading_20_3" text:outline-level="3"><text:bookmark text:name="simplecode"/>A simple and hackable code base</text:h>
      <text:p text:style-name="Text_20_body">Our goal is to make it possible for anyone with a basic understanding of compilers and working knowledge of the C/C++/ObjC languages to understand and extend the clang source base. A large part of this falls out of our decision to make the AST mirror the languages as closely as possible: you have your friendly if statement, for statement, parenthesis expression, structs, unions, etc, all represented in a simple and explicit way.</text:p>
      <text:p text:style-name="Text_20_body">In addition to a simple design, we work to make the source base approachable by commenting it well, including citations of the language standards where appropriate, and designing the code for simplicity. Beyond that, clang offers a set of AST dumpers, printers, and visualizers that make it easy to put code in and see how it is represented.</text:p>
      <text:h text:style-name="Heading_20_3" text:outline-level="3"><text:bookmark text:name="unifiedparser"/>A single unified parser for C, Objective C, C++, and Objective C++</text:h>
      <text:p text:style-name="Text_20_body">Clang is the "C Language Family Front-end", which means we intend to support the most popular members of the C family. We are convinced that the right parsing technology for this class of languages is a hand-built recursive-descent parser. Because it is plain C++ code, recursive descent makes it very easy for new developers to understand the code, it easily supports ad-hoc rules and other strange hacks required by C/C++, and makes it straight-forward to implement excellent diagnostics and error recovery.</text:p>
      <text:p text:style-name="Text_20_body">We believe that implementing C/C++/ObjC in a single unified parser makes the end result easier to maintain and evolve than maintaining a separate C and C++ parser which must be bugfixed and maintained independently of each other.</text:p>
      <text:h text:style-name="Heading_20_3" text:outline-level="3"><text:bookmark text:name="conformance"/><text:soft-page-break/>Conformance with C/C++/ObjC and their variants</text:h>
      <text:p text:style-name="Text_20_body">When you start work on implementing a language, you find out that there is a huge gap between how the language works and how most people understand it to work. This gap is the difference between a normal programmer and a (scary? super-natural?) "language lawyer", who knows the ins and outs of the language and can grok standardese with ease.</text:p>
      <text:p text:style-name="Text_20_body">In practice, being conformant with the languages means that we aim to support the full language, including the dark and dusty corners (like trigraphs, preprocessor arcana, C99 VLAs, etc). Where we support extensions above and beyond what the standard officially allows, we make an effort to explicitly call this out in the code and emit warnings about it (which are disabled by default, but can optionally be mapped to either warnings or errors), allowing you to use clang in "strict" mode if you desire.</text:p>
      <text:p text:style-name="Text_20_body">We also intend to support "dialects" of these languages, such as C89, K&amp;R C, C++'03, Objective-C 2, et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12:23:28.345082448</meta:creation-date>
    <dc:date>2018-03-15T12:23:45.233195510</dc:date>
    <meta:editing-duration>PT17S</meta:editing-duration>
    <meta:editing-cycles>1</meta:editing-cycles>
    <meta:document-statistic meta:table-count="0" meta:image-count="0" meta:object-count="0" meta:page-count="6" meta:paragraph-count="81" meta:word-count="2376" meta:character-count="14505" meta:non-whitespace-character-count="12169"/>
    <meta:generator>LibreOffice/5.1.4.2$Linux_X86_64 LibreOffice_project/10m0$Build-2</meta:generator>
  </office:meta>
</office:document-meta>
</file>